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PassKe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rPassKey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assKey.equals( Object obj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UserPassKey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assKey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assKey.UserPassKey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